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7" draw:master-page-name="Dark">
        <draw:frame draw:style-name="s10" svg:width="23.4cm" svg:height="4.0cm" svg:x="1.0cm" svg:y="3.2cm" presentation:class="title">
          <draw:text-box>
            <text:p><text:span text:style-name="s1">Podman: Zero to Production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Rootless Containers · systemd · Quadlet · Securit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elcome everyone. This course takes you from never having typed 'podman' all the way to running</text:span></text:p>
              <text:p><text:span text:style-name="s6">reboot-safe, secret-aware production services on a Fedora or RHEL system. We use rootless Podman</text:span></text:p>
              <text:p><text:span text:style-name="s6">throughout — that means you never need root to run containers, which is both safer and more</text:span></text:p>
              <text:p><text:span text:style-name="s6">practical for most teams. By the end you will be able to deploy a multi-service stack that survives</text:span></text:p>
              <text:p><text:span text:style-name="s6">reboots, handles secrets securely, and can be upgraded or rolled back with a documented procedure.</text:span></text:p>
              <text:p><text:span text:style-name="s6">Let's get start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ourse Map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Foundations  (Modules 00-03):  setup, concepts, commands, images</text:span></text:p>
            <text:p><text:span text:style-name="s4">Intermediate (Modules 04-07):  secrets, storage, networking, pods</text:span></text:p>
            <text:p><text:span text:style-name="s4">Production   (Modules 08-11):  building images, Quadlet, multi-service</text:span></text:p>
            <text:p><text:span text:style-name="s4">Operations   (Modules 12-14):  security, troubleshooting, auto-updates</text:span></text:p>
            <text:p><text:span text:style-name="s4">Capstone     (Module 80):      full stack with backups &amp; upgrades</text:span></text:p>
            <text:p><text:span text:style-name="s4">Optional     (Module 90):      external secrets surve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Here is the shape of the course. We move from the bare minimum to get Podman running all the way to</text:span></text:p>
              <text:p><text:span text:style-name="s6">a production-quality deployment workflow. Each module has labs — hands-on commands you run yourself.</text:span></text:p>
              <text:p><text:span text:style-name="s6">There is also a capstone project that ties everything together into a reboot-safe stack with real</text:span></text:p>
              <text:p><text:span text:style-name="s6">secrets, backups, and a documented upgrade procedure. Module 90 on external secrets is optional but</text:span></text:p>
              <text:p><text:span text:style-name="s6">recommended if your team will eventually use Vault or SOPS. Total course time is roughly 30-50 hours</text:span></text:p>
              <text:p><text:span text:style-name="s6">including all lab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at We Cover (and What We Don't)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YES:  Single-host rootless Podman on Fedora / RHEL</text:span></text:p>
            <text:p><text:span text:style-name="s4">YES:  systemd integration via Quadlet (production baseline)</text:span></text:p>
            <text:p><text:span text:style-name="s4">YES:  Secrets, volumes, networking, security hardening</text:span></text:p>
            <text:p><text:span text:style-name="s4">YES:  Troubleshooting methodology + failure drills</text:span></text:p>
            <text:p><text:span text:style-name="s4">NO:   Kubernetes / OpenShift orchestration</text:span></text:p>
            <text:p><text:span text:style-name="s4">NO:   CI/CD pipelines (only image build patterns)</text:span></text:p>
            <text:p><text:span text:style-name="s4">NO:   Cloud-provider-specific tooling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Be explicit with students about scope. This is a single-host Podman course. If someone asks how this</text:span></text:p>
              <text:p><text:span text:style-name="s6">maps to Kubernetes — the concepts map well (images, volumes, secrets, health checks) but the tooling</text:span></text:p>
              <text:p><text:span text:style-name="s6">is different. We deliberately skip CI/CD pipelines; the course teaches you how to build and tag</text:span></text:p>
              <text:p><text:span text:style-name="s6">images correctly so that any pipeline can pick them up. The Quadlet + systemd approach is the Linux-</text:span></text:p>
              <text:p><text:span text:style-name="s6">native alternative to Docker Compose and is the right baseline for RHEL-family systems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